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/*Name: ANIKET TRIVEDI</text:span></text:p>
      <text:p text:style-name="P1"><text:span text:style-name="T1">Roll no: B4205</text:span></text:p>
      <text:p text:style-name="P1"><text:span text:style-name="T1">Class: B.E Comp (B) </text:span></text:p>
      <text:p text:style-name="P2"><text:span text:style-name="T1">*/<text:s/></text:span><text:span text:style-name="T2"/></text:p>
      <text:p text:style-name="P2"><text:span text:style-name="T3"/></text:p>
      <text:p text:style-name="P2"><text:span text:style-name="T4">/*Problem Statement: </text:span></text:p>
      <text:p text:style-name="P2"><text:span text:style-name="T4"><text:tab/><text:tab/><text:tab/>Write a program to find out whether given input is a noun, pronoun, verb, </text:span></text:p>
      <text:p text:style-name="P2"><text:span text:style-name="T4"><text:tab/><text:tab/><text:tab/>adverb, adjective or preposition. </text:span></text:p>
      <text:p text:style-name="P2"><text:span text:style-name="T5"/></text:p>
      <text:p text:style-name="P2"><text:span text:style-name="T6">*/ </text:span></text:p>
      <text:p text:style-name="P2"><text:span text:style-name="T7"/></text:p>
      <text:p text:style-name="P2"><text:span text:style-name="T7"/></text:p>
      <text:p text:style-name="P2"><text:span text:style-name="T8">%{ </text:span></text:p>
      <text:p text:style-name="P2"><text:span text:style-name="T8"><text:s text:c="2"/>#include&lt;stdio.h&gt; </text:span></text:p>
      <text:p text:style-name="P2"><text:span text:style-name="T8">%} </text:span></text:p>
      <text:p text:style-name="P2"><text:span text:style-name="T8">%% </text:span></text:p>
      <text:p text:style-name="P2"><text:span text:style-name="T8">(am|is|are|was|were|will|shall) {printf("\n%s= verb..\n",(char *)yytext);}; </text:span></text:p>
      <text:p text:style-name="P2"><text:span text:style-name="T8">(Aparna|Priya|Gauri|MITCOE|Pune|Kothrud|girl) {printf("\n%s=Noun..",(char *)yytext);}; </text:span></text:p>
      <text:p text:style-name="P2"><text:span text:style-name="T8">(good|bad|sad|happy) {printf("\n%s=Adjectives..",(char *)yytext);}; </text:span></text:p>
      <text:p text:style-name="P2"><text:span text:style-name="T8">%% </text:span></text:p>
      <text:p text:style-name="P2"><text:span text:style-name="T8">main() </text:span></text:p>
      <text:p text:style-name="P2"><text:span text:style-name="T8">{ </text:span></text:p>
      <text:p text:style-name="P2"><text:span text:style-name="T8">FILE *fp=fopen("i.txt","r"); </text:span></text:p>
      <text:p text:style-name="P2"><text:span text:style-name="T8">yyin=fp; </text:span></text:p>
      <text:p text:style-name="P2"><text:span text:style-name="T8">yylex(); </text:span></text:p>
      <text:p text:style-name="P2"><text:span text:style-name="T8">} </text:span></text:p>
      <text:p text:style-name="P2"><text:span text:style-name="T9"/></text:p>
      <text:p text:style-name="P2"><text:span text:style-name="T10">/* </text:span></text:p>
      <text:p text:style-name="P2"><text:span text:style-name="T10">INPUT FILE:<text:s text:c="3"/>i.txt </text:span></text:p>
      <text:p text:style-name="P2"><text:span text:style-name="T11"/></text:p>
      <text:p text:style-name="P2"><text:span text:style-name="T12">Aparna is good girl. </text:span></text:p>
      <text:p text:style-name="P2"><text:span text:style-name="T12">Gauri is happy. </text:span></text:p>
      <text:p text:style-name="P2"><text:span text:style-name="T13"/></text:p>
      <text:p text:style-name="P2"><text:span text:style-name="T14">OUTPUT: </text:span></text:p>
      <text:p text:style-name="P2"><text:span text:style-name="T15"/></text:p>
      <text:p text:style-name="P2"><text:span text:style-name="T16">ccompl04-27@ccompl0427:~$ cd Desktop </text:span></text:p>
      <text:p text:style-name="P2"><text:span text:style-name="T16">ccompl04-27@ccompl0427:~/Desktop$ lex B424260.l </text:span></text:p>
      <text:p text:style-name="P2"><text:span text:style-name="T16">ccompl04-27@ccompl0427:~/Desktop$ cc lex.yy.c -ll </text:span></text:p>
      <text:p text:style-name="P2"><text:span text:style-name="T16">ccompl04-27@ccompl0427:~/Desktop$ ./a.out </text:span></text:p>
      <text:p text:style-name="P2"><text:span text:style-name="T17"/></text:p>
      <text:p text:style-name="P2"><text:span text:style-name="T18">Aparna=Noun.. </text:span></text:p>
      <text:p text:style-name="P2"><text:span text:style-name="T18">is= verb.. </text:span></text:p>
      <text:p text:style-name="P2"><text:span text:style-name="T18"><text:s text:c="2"/></text:span></text:p>
      <text:p text:style-name="P2"><text:span text:style-name="T18">good=Adjectives.. </text:span></text:p>
      <text:p text:style-name="P2"><text:span text:style-name="T18">girl=Noun... </text:span></text:p>
      <text:p text:style-name="P2"><text:span text:style-name="T19"/></text:p>
      <text:p text:style-name="P2"><text:span text:style-name="T20">Gauri=Noun.. </text:span></text:p>
      <text:p text:style-name="P2"><text:span text:style-name="T20">is= verb.. </text:span></text:p>
      <text:p text:style-name="P2"><text:span text:style-name="T20"><text:s text:c="2"/></text:span></text:p>
      <text:p text:style-name="P2"><text:span text:style-name="T20">happy=Adjectives... </text:span></text:p>
      <text:p text:style-name="P2"><text:span text:style-name="T21"/></text:p>
      <text:p text:style-name="P2"><text:span text:style-name="T22">*/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